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00000016A92FDC6C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0.749cm" fo:min-width="0.499cm"/>
    </style:style>
    <style:style style:name="gr2" style:family="graphic" style:parent-style-name="standard">
      <style:graphic-properties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1.397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94cm" svg:height="1.143cm" svg:x="8.812cm" svg:y="4.17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54cm" svg:height="3.048cm" svg:x="17.891cm" svg:y="6.715cm">
          <text:p/>
          <draw:enhanced-geometry svg:viewBox="0 0 21600 21600" draw:text-areas="0 0 21600 21600" draw:type="circular-arrow" draw:modifiers="-92.7013657083216 88.6284980091491 5559.2180652159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794cm" svg:height="1.143cm" svg:x="8.693cm" svg:y="11.16cm">
          <text:p/>
          <draw:enhanced-geometry draw:mirror-horizontal="true" draw:text-areas="4000 ?f1 ?f5 ?f2" draw:glue-points="0 10800 21600 10800 ?f0 0 ?f0 21600" draw:type="mso-spt100" draw:modifiers="12712.8065395095 5267.83216783217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layer="layout" svg:width="4.953cm" svg:height="1.647cm" svg:x="2.27cm" svg:y="1.508cm">
          <draw:text-box>
            <text:p>skeleton</text:p>
          </draw:text-box>
        </draw:frame>
        <draw:frame draw:style-name="gr3" draw:layer="layout" svg:width="4.953cm" svg:height="1.647cm" svg:x="12.684cm" svg:y="1.639cm">
          <draw:text-box>
            <text:p>medial axis</text:p>
          </draw:text-box>
        </draw:frame>
        <draw:frame draw:style-name="gr3" draw:layer="layout" svg:width="4.953cm" svg:height="1.647cm" svg:x="14.589cm" svg:y="10.652cm">
          <draw:text-box>
            <text:p>Ffd</text:p>
          </draw:text-box>
        </draw:frame>
        <draw:frame draw:style-name="gr3" draw:layer="layout" svg:width="4.953cm" svg:height="1.647cm" svg:x="2.27cm" svg:y="10.529cm">
          <draw:text-box>
            <text:p>Surface</text:p>
          </draw:text-box>
        </draw:frame>
        <draw:frame draw:style-name="gr4" draw:text-style-name="P1" draw:layer="layout" svg:width="4.867cm" svg:height="4.37cm" svg:x="2.002cm" svg:y="2.951cm">
          <draw:image xlink:href="Pictures/10000000000001600000016A92FDC6C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ul-ubuntu </meta:initial-creator>
    <meta:creation-date>2013-11-25T21:09:39.830541093</meta:creation-date>
    <dc:date>2013-12-18T14:13:36.816798361</dc:date>
    <dc:creator>xul-ubuntu </dc:creator>
    <meta:editing-duration>P0D</meta:editing-duration>
    <meta:editing-cycles>2</meta:editing-cycles>
    <meta:generator>LibreOffice/4.1.3.2$Linux_X86_64 LibreOffice_project/410m0$Build-2</meta:generator>
    <meta:document-statistic meta:object-count="8"/>
  </office:meta>
</office:document-meta>
</file>